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text-properties officeooo:rsid="0017ab8e" officeooo:paragraph-rsid="0017ab8e"/>
    </style:style>
    <style:style style:name="P2" style:family="paragraph" style:parent-style-name="Standard">
      <style:paragraph-properties fo:text-align="start" style:justify-single-word="false"/>
      <style:text-properties officeooo:rsid="0017ab8e" officeooo:paragraph-rsid="0017ab8e"/>
    </style:style>
    <style:style style:name="P3" style:family="paragraph" style:parent-style-name="Standard">
      <style:paragraph-properties fo:text-align="start" style:justify-single-word="false"/>
      <style:text-properties officeooo:rsid="0017bc47" officeooo:paragraph-rsid="0017bc47"/>
    </style:style>
    <style:style style:name="P4" style:family="paragraph" style:parent-style-name="Standard" style:list-style-name="L1">
      <style:paragraph-properties fo:text-align="start" style:justify-single-word="false"/>
      <style:text-properties officeooo:rsid="0017bc47" officeooo:paragraph-rsid="0017bc47"/>
    </style:style>
    <style:style style:name="P5" style:family="paragraph" style:parent-style-name="Standard">
      <style:paragraph-properties fo:text-align="start" style:justify-single-word="false"/>
      <style:text-properties officeooo:rsid="001951a0" officeooo:paragraph-rsid="001951a0"/>
    </style:style>
    <style:style style:name="T1" style:family="text">
      <style:text-properties officeooo:rsid="0017bc47"/>
    </style:style>
    <style:style style:name="T2" style:family="text">
      <style:text-properties officeooo:rsid="0018596a"/>
    </style:style>
    <style:style style:name="T3" style:family="text">
      <style:text-properties officeooo:rsid="00199e55"/>
    </style:style>
    <style:style style:name="T4" style:family="text">
      <style:text-properties officeooo:rsid="0019edf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udden Awakening</text:p>
      <text:p text:style-name="P1">Design Document</text:p>
      <text:p text:style-name="P1"/>
      <text:p text:style-name="P2">Story</text:p>
      <text:p text:style-name="P2"/>
      <text:p text:style-name="P2"><text:tab/>The storys main character is an 18 year old boy who happens to be of American Indian decent, named Joah Spark. <text:s/>He lives in a small Reservation at the edge of some thick woods. <text:s/>Not far away is a large city and the suburbs where he goes to a large school.</text:p>
      <text:p text:style-name="P2"/>
      <text:p text:style-name="P2"><text:tab/>He lives with his father Lenny Spark who doesn't really believe in the old Indian culture anymore. <text:s/>He works a dead end job and has no education. <text:s/>He cashes in on the government benefits for Indians too. <text:s/>A bit of a dead beat he doesn't care about much in life or listen to his own son.</text:p>
      <text:p text:style-name="P2"/>
      <text:p text:style-name="P2"><text:tab/>It bothers Joah that his father doesn't listen to him. <text:s/>Though Joah isn't into the old Indian culture either, he never really got introduced to it. <text:s/>The little bits of culture he got from the reservation always interested him but never fully got his attention.</text:p>
      <text:p text:style-name="P2"/>
      <text:p text:style-name="P2"><text:tab/>Since Joah is 18 he could move out on his own but he has no where to go, <text:span text:style-name="T1">and no way to support him self. <text:s/>He isn't ready to venture out on his own.</text:span></text:p>
      <text:p text:style-name="P2"/>
      <text:p text:style-name="P3"><text:tab/>One fine day Joah sees a streaky light in the sky, it looks like maybe a meteor but when it vanishes over the top of the forest trees there is no crashing sound. <text:s/>He shrugs it off.</text:p>
      <text:p text:style-name="P3"/>
      <text:p text:style-name="P3"><text:tab/>The next day he sees the streak again in the valley near the forest. <text:s/>This time he goes to investigate. <text:s/>After searching around for a while he finds some old Indian wore down Indian burial grounds and some strange depressions in the ground, he wonders if maybe they are from landing gear of some kind. <text:s/>However he finds no other evidence.</text:p>
      <text:p text:style-name="P3"/>
      <text:p text:style-name="P3"><text:tab/>Joah asks his father about the Indian burial grounds and his father tells him it's nothing special just some old graves, but when Joah mentions the depressions and that it could be a landing gear Lenny laughs at Joah and tells him he's stupid and should go away.</text:p>
      <text:p text:style-name="P3"/>
      <text:p text:style-name="P3"><text:tab/>However just before Joah goes away he asks what's in the forest. <text:s/>His dad tells him that there is supposed to be some old Indian sacred ruins in there but no one really cares about it or visits it anymore.</text:p>
      <text:p text:style-name="P3"/>
      <text:p text:style-name="P3"/>
      <text:p text:style-name="P3">Level and Environment design</text:p>
      <text:p text:style-name="P3"/>
      <text:p text:style-name="P3"><text:tab/>Each level is a 2D tiled map using the open source program “Tiled”, which will create a xml file which can be loaded from file easily.</text:p>
      <text:p text:style-name="P3"/>
      <text:p text:style-name="P3"><text:tab/>The artwork is up to the artists but the style will be of earth. <text:s/></text:p>
      <text:p text:style-name="P3"/>
      <text:p text:style-name="P3"><text:tab/>Tile size is 64</text:p>
      <text:p text:style-name="P3"/>
      <text:p text:style-name="P3"><text:tab/><text:span text:style-name="T2">Each level has it's own type set of monsters.</text:span></text:p>
      <text:p text:style-name="P3"/>
      <text:p text:style-name="P3">Levels</text:p>
      <text:p text:style-name="P3"><text:soft-page-break/></text:p>
      <text:list xml:id="list861106957629018638" text:style-name="L1">
        <text:list-item>
          <text:p text:style-name="P4">The main characters home village at the edge of a forest and valley. <text:s/>A small village just a few small houses at the end of a dirt road. <text:s/>The dirt road leads back to the highway. <text:s/><text:span text:style-name="T2">This level has no enemies.</text:span></text:p>
        </text:list-item>
        <text:list-item>
          <text:p text:style-name="P4">The valley scene, this is where Joah discovers the first evidence of extra terrestrial visitations, among the ancient Indian burial grounds. <text:s/><text:span text:style-name="T2">This level has enemies of a desert type. <text:s/>Snakes, eagles, coyotes. </text:span></text:p>
        </text:list-item>
        <text:list-item>
          <text:p text:style-name="P4">The forest scene. <text:s/>This is where Joah enters the forest looking for the ancient Indian ruins. When he finds them he also finds more evidence of ancient alien visitations. <text:s/>Including more landing pad depressions, burnt foliage, and obvious missing boulders and fresh holes dug. <text:s/><text:span text:style-name="T2">This level has enemies of type forest. <text:s/>Wolves, owls, spiders.</text:span></text:p>
        </text:list-item>
      </text:list>
      <text:p text:style-name="P3"/>
      <text:p text:style-name="P3"/>
      <text:p text:style-name="P5">Gameplay</text:p>
      <text:p text:style-name="P5"/>
      <text:p text:style-name="P5"><text:tab/>The gameplay is much like the original Zelda, swords and bow and arrows is the main source of fighting. <text:s/><text:span text:style-name="T4">Possibility of more weapons being added we should write the code in OOP style so that we could add more weapon types later, should we choose to do so.</text:span></text:p>
      <text:p text:style-name="P5"/>
      <text:p text:style-name="P5">Art</text:p>
      <text:p text:style-name="P5"><text:tab/></text:p>
      <text:p text:style-name="P5"><text:tab/>The art style is up to the artists but we are limited to 64 pixel square tiles. <text:s/>The locations will be almost entirely places on earth that are well known ancient ruins.</text:p>
      <text:p text:style-name="P5"/>
      <text:p text:style-name="P5">Sound and Music</text:p>
      <text:p text:style-name="P5"/>
      <text:p text:style-name="P5"><text:tab/>We will not use 8bit audio and music, we will use modern good quality sound effects and music.</text:p>
      <text:p text:style-name="P5"/>
      <text:p text:style-name="P5">User Interface</text:p>
      <text:p text:style-name="P5"/>
      <text:p text:style-name="P5"><text:tab/><text:span text:style-name="T3">Health bar, energy bar, simple inventory screen at bottom. <text:s/>Some artwork around the bottom and edges.</text:span></text:p>
      <text:p text:style-name="P5"/>
      <text:p text:style-name="P5">Controls</text:p>
      <text:p text:style-name="P5"/>
      <text:p text:style-name="P5"><text:tab/>ADSW keys are the movement keys, space is attack with current weapon, shift is sprint. <text:s/>Sprint is limited to a recharging amount of energ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2T13:36:56.010263544</meta:creation-date>
    <dc:date>2013-11-22T14:19:45.556679857</dc:date>
    <meta:editing-duration>PT30M31S</meta:editing-duration>
    <meta:editing-cycles>6</meta:editing-cycles>
    <meta:generator>LibreOffice/4.1.3.2$Linux_X86_64 LibreOffice_project/410$Build-2</meta:generator>
    <meta:document-statistic meta:table-count="0" meta:image-count="0" meta:object-count="0" meta:page-count="2" meta:paragraph-count="31" meta:word-count="711" meta:character-count="3848" meta:non-whitespace-character-count="3123"/>
  </office:meta>
</office:document-meta>
</file>